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RecordingTag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Recording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RecordingTag.doEndTag( String namespace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xtRecordingTag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